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17cm"/>
    </style:style>
    <style:style style:name="co2" style:family="table-column">
      <style:table-column-properties fo:break-before="auto" style:column-width="4.329cm"/>
    </style:style>
    <style:style style:name="co3" style:family="table-column">
      <style:table-column-properties fo:break-before="auto" style:column-width="3.74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*** Test Cases ***</text:p>
          </table:table-cell>
          <table:table-cell office:value-type="string">
            <text:p>${INVALID_USERNAME}</text:p>
          </table:table-cell>
          <table:table-cell office:value-type="string">
            <text:p>${INVALID_PASSWORD}</text:p>
          </table:table-cell>
          <table:table-cell office:value-type="string">
            <text:p>[Tags]</text:p>
          </table:table-cell>
        </table:table-row>
        <table:table-row table:style-name="ro1">
          <table:table-cell office:value-type="string">
            <text:p>Empty Username and Valid Password</text:p>
          </table:table-cell>
          <table:table-cell/>
          <table:table-cell office:value-type="string">
            <text:p>secret_sauce</text:p>
          </table:table-cell>
          <table:table-cell office:value-type="string">
            <text:p>Invalid Credentials</text:p>
          </table:table-cell>
        </table:table-row>
        <table:table-row table:style-name="ro1">
          <table:table-cell office:value-type="string">
            <text:p>Valid Username and Empty Password</text:p>
          </table:table-cell>
          <table:table-cell office:value-type="string">
            <text:p>standard_user</text:p>
          </table:table-cell>
          <table:table-cell/>
          <table:table-cell office:value-type="string">
            <text:p>Invalid Credentials</text:p>
          </table:table-cell>
        </table:table-row>
        <table:table-row table:style-name="ro1">
          <table:table-cell office:value-type="string">
            <text:p>Wrong Username and Valid Password</text:p>
          </table:table-cell>
          <table:table-cell office:value-type="string">
            <text:p>visula_user</text:p>
          </table:table-cell>
          <table:table-cell office:value-type="string">
            <text:p>secret_sauce</text:p>
          </table:table-cell>
          <table:table-cell office:value-type="string">
            <text:p>Invalid Credentials</text:p>
          </table:table-cell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9">19/09/2025</text:date>, <text:time>08:29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gneswara </meta:initial-creator>
    <meta:creation-date>2025-09-19T08:24:45.25</meta:creation-date>
    <dc:date>2025-09-19T08:29:55.63</dc:date>
    <dc:creator>Vigneswara </dc:creator>
    <meta:editing-duration>PT5M13S</meta:editing-duration>
    <meta:editing-cycles>1</meta:editing-cycles>
    <meta:document-statistic meta:table-count="3" meta:cell-count="14" meta:object-count="0"/>
    <meta:generator>OpenOffice/4.1.15$Win32 OpenOffice.org_project/4115m2$Build-9813</meta:generator>
  </office:meta>
</office:document-meta>
</file>